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WTLRN+CMSY10" svg:font-family="DWTLRN+CMSY10"/>
    <style:font-face style:name="Myriad Roman" svg:font-family="'Myriad Roman', Arial, Helvetica, Sans-serif"/>
    <style:font-face style:name="OpenSymbol" svg:font-family="OpenSymbol"/>
    <style:font-face style:name="Times New Roman" svg:font-family="'Times New Roman'"/>
    <style:font-face style:name="Times-Italic" svg:font-family="Times-Italic" style:font-family-generic="roman"/>
    <style:font-face style:name="Times-Roman" svg:font-family="Times-Roman" style:font-family-generic="roman"/>
    <style:font-face style:name="Helvetica" svg:font-family="Helvetica" style:font-family-generic="swiss"/>
    <style:font-face style:name="Helvetica-Bold" svg:font-family="Helvetica-Bol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808080"/>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2pt" fo:font-weight="normal" fo:background-color="#23ff23" style:font-size-asian="12pt" style:font-weight-asian="normal" style:font-size-complex="12pt" style:font-weight-complex="normal"/>
    </style:style>
    <style:style style:name="P5" style:family="paragraph" style:parent-style-name="Standard">
      <style:text-properties fo:background-color="#23ff23"/>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fo:font-size="12pt" fo:font-weight="normal" style:font-size-asian="12pt" style:font-weight-asian="normal" style:font-size-complex="12pt" style:font-weight-complex="normal"/>
    </style:style>
    <style:style style:name="P8" style:family="paragraph" style:parent-style-name="Text_20_body">
      <style:text-properties fo:font-size="12pt" fo:font-weight="normal" fo:background-color="#ffff00" style:font-size-asian="12pt" style:font-weight-asian="normal" style:font-size-complex="12pt" style:font-weight-complex="normal"/>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background-color="#23ff23"/>
    </style:style>
    <style:style style:name="P11" style:family="paragraph" style:parent-style-name="Standard">
      <style:paragraph-properties fo:margin-left="0.4925in" fo:margin-right="0in" fo:text-indent="0in" style:auto-text-indent="fals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text-properties fo:background-color="#23ff23"/>
    </style:style>
    <style:style style:name="P15" style:family="paragraph" style:parent-style-name="Standard" style:list-style-name="L3"/>
    <style:style style:name="P16" style:family="paragraph" style:parent-style-name="Standard" style:list-style-name="L3">
      <style:text-properties style:text-underline-style="none" fo:font-weight="normal" style:font-weight-asian="normal" style:font-weight-complex="normal"/>
    </style:style>
    <style:style style:name="P17" style:family="paragraph" style:parent-style-name="Standard">
      <style:text-properties style:text-underline-style="none" fo:font-weight="normal" fo:background-color="#9999cc" style:font-weight-asian="normal" style:font-weight-complex="normal"/>
    </style:style>
    <style:style style:name="P18" style:family="paragraph" style:parent-style-name="Standard" style:list-style-name="L3">
      <style:text-properties style:text-underline-style="solid" style:text-underline-width="auto" style:text-underline-color="font-color" fo:font-weight="bold" style:font-weight-asian="bold" style:font-weight-complex="bold"/>
    </style:style>
    <style:style style:name="P19" style:family="paragraph" style:parent-style-name="Standard">
      <style:text-properties style:text-line-through-style="solid"/>
    </style:style>
    <style:style style:name="P20" style:family="paragraph" style:parent-style-name="Standard" style:list-style-name="L1">
      <style:text-properties style:text-line-through-style="solid"/>
    </style:style>
    <style:style style:name="P21" style:family="paragraph" style:parent-style-name="Standard" style:list-style-name="L3">
      <style:text-properties style:text-line-through-style="solid"/>
    </style:style>
    <style:style style:name="P22" style:family="paragraph" style:parent-style-name="Standard">
      <style:text-properties fo:font-size="12pt" fo:font-weight="normal" fo:background-color="#23ff23" style:font-size-asian="12pt" style:font-weight-asian="normal" style:font-size-complex="12pt" style:font-weight-complex="normal"/>
    </style:style>
    <style:style style:name="P23" style:family="paragraph" style:parent-style-name="Standard">
      <style:text-properties fo:font-size="12pt" fo:font-weight="normal" style:font-size-asian="12pt" style:font-weight-asian="normal" style:font-size-complex="12pt" style:font-weight-complex="normal"/>
    </style:style>
    <style:style style:name="P24" style:family="paragraph" style:parent-style-name="Standard" style:list-style-name="L6">
      <style:text-properties style:font-name="Liberation Serif" fo:font-size="12pt" style:font-size-asian="12pt" style:font-size-complex="12pt"/>
    </style:style>
    <style:style style:name="P25" style:family="paragraph" style:list-style-name="L6">
      <style:text-properties style:font-name="Liberation Serif" fo:font-size="12pt" style:font-size-asian="12pt" style:font-size-complex="12pt"/>
    </style:style>
    <style:style style:name="P26" style:family="paragraph" style:parent-style-name="Heading_20_1" style:list-style-name="L3">
      <style:text-properties fo:font-size="12pt" fo:font-weight="normal" style:font-size-asian="12pt" style:font-weight-asian="normal" style:font-size-complex="12pt" style:font-weight-complex="normal"/>
    </style:style>
    <style:style style:name="P27" style:family="paragraph" style:parent-style-name="Heading_20_3">
      <style:paragraph-properties fo:text-align="center" style:justify-single-word="false"/>
      <style:text-properties style:text-underline-style="solid" style:text-underline-width="auto" style:text-underline-color="font-color"/>
    </style:style>
    <style:style style:name="P28" style:family="paragraph" style:parent-style-name="Text_20_body" style:list-style-name="L4">
      <style:text-properties fo:background-color="#23ff23"/>
    </style:style>
    <style:style style:name="P29" style:family="paragraph" style:parent-style-name="Text_20_body" style:list-style-name="L5"/>
    <style:style style:name="P30"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31" style:family="paragraph" style:parent-style-name="Text_20_body">
      <style:text-properties fo:color="#808080"/>
    </style:style>
    <style:style style:name="P32" style:family="paragraph" style:parent-style-name="Text_20_body">
      <style:text-properties style:text-underline-style="none" fo:font-weight="normal" style:font-weight-asian="normal" style:font-weight-complex="normal"/>
    </style:style>
    <style:style style:name="P33" style:family="paragraph" style:parent-style-name="Text_20_body" style:list-style-name="L4">
      <style:text-properties style:text-underline-style="none" fo:font-weight="normal" style:font-weight-asian="normal" style:font-weight-complex="normal"/>
    </style:style>
    <style:style style:name="P34" style:family="paragraph" style:parent-style-name="Text_20_body">
      <style:text-properties style:text-underline-style="none" fo:font-weight="normal" fo:background-color="#9999cc" style:font-weight-asian="normal" style:font-weight-complex="normal"/>
    </style:style>
    <style:style style:name="P35" style:family="paragraph" style:parent-style-name="Text_20_body" style:list-style-name="L7"/>
    <style:style style:name="P36" style:family="paragraph" style:parent-style-name="Text_20_body">
      <style:text-properties fo:font-size="12pt" fo:font-weight="normal" style:font-size-asian="12pt" style:font-weight-asian="normal" style:font-size-complex="12pt" style:font-weight-complex="normal"/>
    </style:style>
    <style:style style:name="P37" style:family="paragraph" style:parent-style-name="Text_20_body">
      <style:text-properties fo:font-size="12pt" fo:font-weight="normal" fo:background-color="#23ff23" style:font-size-asian="12pt" style:font-weight-asian="normal" style:font-size-complex="12pt" style:font-weight-complex="normal"/>
    </style:style>
    <style:style style:name="P38" style:family="paragraph" style:parent-style-name="Text_20_body">
      <style:text-properties fo:font-size="12pt" fo:font-weight="normal" fo:background-color="#ffff00" style:font-size-asian="12pt" style:font-weight-asian="normal" style:font-size-complex="12pt" style:font-weight-complex="normal"/>
    </style:style>
    <style:style style:name="P39" style:family="paragraph" style:parent-style-name="Text_20_body">
      <style:text-properties style:font-name="Liberation Serif" fo:font-size="12pt" style:font-size-asian="12pt" style:font-size-complex="12pt"/>
    </style:style>
    <style:style style:name="P40" style:family="paragraph" style:parent-style-name="Text_20_body" style:list-style-name="L6">
      <style:text-properties style:font-name="Liberation Serif" fo:font-size="12pt" style:font-size-asian="12pt" style:font-size-complex="12pt"/>
    </style:style>
    <style:style style:name="P41" style:family="paragraph" style:parent-style-name="Text_20_body">
      <style:text-properties style:text-underline-style="solid" style:text-underline-width="auto" style:text-underline-color="font-color" fo:font-weight="bold" fo:background-color="#9999cc" style:font-weight-asian="bold" style:font-weight-complex="bold"/>
    </style:style>
    <style:style style:name="P42" style:family="paragraph" style:parent-style-name="Text_20_body" style:list-style-name="L8"/>
    <style:style style:name="P43" style:family="paragraph" style:parent-style-name="Text_20_body">
      <style:text-properties fo:background-color="#9999cc"/>
    </style:style>
    <style:style style:name="P44" style:family="paragraph" style:parent-style-name="Text_20_body" style:list-style-name="L4">
      <style:text-properties fo:background-color="#9999cc"/>
    </style:style>
    <style:style style:name="P45" style:family="paragraph" style:parent-style-name="Text_20_body">
      <style:text-properties style:text-line-through-style="solid" style:text-underline-style="solid" style:text-underline-width="auto" style:text-underline-color="font-color" fo:font-weight="bold" style:font-weight-asian="bold" style:font-weight-complex="bold"/>
    </style:style>
    <style:style style:name="P46" style:family="paragraph" style:parent-style-name="Text_20_body">
      <style:text-properties style:text-line-through-style="solid" style:text-underline-style="none" fo:font-weight="normal" style:font-weight-asian="normal" style:font-weight-complex="normal"/>
    </style:style>
    <style:style style:name="P47" style:family="paragraph" style:parent-style-name="Text_20_body" style:list-style-name="L5">
      <style:text-properties style:text-line-through-style="solid"/>
    </style:style>
    <style:style style:name="P48" style:family="paragraph" style:parent-style-name="Text_20_body">
      <style:text-properties style:text-line-through-style="solid" fo:background-color="#23ff23"/>
    </style:style>
    <style:style style:name="P49" style:family="paragraph" style:parent-style-name="Text_20_body">
      <style:paragraph-properties fo:margin-top="0in" fo:margin-bottom="0in"/>
    </style:style>
    <style:style style:name="P50" style:family="paragraph" style:parent-style-name="Text_20_body" style:list-style-name="L2">
      <style:paragraph-properties fo:margin-top="0in" fo:margin-bottom="0in"/>
    </style:style>
    <style:style style:name="P51" style:family="paragraph" style:list-style-name="L6">
      <style:text-properties style:font-name="Liberation Serif" fo:font-size="12pt" style:font-size-asian="12pt" style:font-size-complex="12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background-color="#ffff00"/>
    </style:style>
    <style:style style:name="T4" style:family="text">
      <style:text-properties fo:background-color="#23ff23"/>
    </style:style>
    <style:style style:name="T5" style:family="text">
      <style:text-properties fo:background-color="#ffff00"/>
    </style:style>
    <style:style style:name="T6" style:family="text">
      <style:text-properties style:font-name="Times New Roman" fo:font-size="12pt" fo:language="en" fo:country="GB" fo:font-weight="normal" style:font-size-asian="12pt" style:font-weight-asian="normal" style:font-size-complex="12pt" style:font-weight-complex="normal"/>
    </style:style>
    <style:style style:name="T7" style:family="text">
      <style:text-properties style:font-name="Times New Roman" fo:font-size="12pt" fo:language="en" fo:country="GB" fo:font-weight="normal" fo:background-color="#9999cc" style:font-size-asian="12pt" style:font-weight-asian="normal" style:font-size-complex="12pt" style:font-weight-complex="normal"/>
    </style:style>
    <style:style style:name="T8" style:family="text">
      <style:text-properties style:font-name="Times New Roman" fo:font-size="12pt" fo:language="en" fo:country="GB" fo:font-weight="bold" style:font-size-asian="12pt" style:font-weight-asian="normal" style:font-size-complex="12pt" style:font-weight-complex="normal"/>
    </style:style>
    <style:style style:name="T9" style:family="text">
      <style:text-properties fo:font-weight="normal"/>
    </style:style>
    <style:style style:name="T10" style:family="text">
      <style:text-properties style:font-weight-asian="normal"/>
    </style:style>
    <style:style style:name="T11" style:family="text">
      <style:text-properties style:font-weight-complex="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style:font-name="Times-Roman" style:font-name-asian="Times-Roman" style:font-name-complex="Times-Roman"/>
    </style:style>
    <style:style style:name="T15" style:family="text">
      <style:text-properties style:font-name="Times-Roman" fo:font-size="9pt" style:font-name-asian="Times-Roman" style:font-size-asian="9pt" style:font-name-complex="Times-Roman" style:font-size-complex="9pt"/>
    </style:style>
    <style:style style:name="T16" style:family="text">
      <style:text-properties style:font-name="Times-Roman" fo:font-size="9pt" fo:font-weight="bold" style:font-name-asian="Times-Roman" style:font-size-asian="9pt" style:font-weight-asian="bold" style:font-name-complex="Times-Roman" style:font-size-complex="9pt" style:font-weight-complex="bold"/>
    </style:style>
    <style:style style:name="T17" style:family="text">
      <style:text-properties style:font-name="Times-Roman" fo:font-size="8pt" style:font-name-asian="Times-Roman" style:font-size-asian="8pt" style:font-name-complex="Times-Roman" style:font-size-complex="8pt"/>
    </style:style>
    <style:style style:name="T18" style:family="text">
      <style:text-properties style:font-name="Times-Roman" fo:font-size="8.5pt" style:font-name-asian="Times-Roman" style:font-size-asian="8.5pt" style:font-name-complex="Times-Roman" style:font-size-complex="8.5pt"/>
    </style:style>
    <style:style style:name="T19" style:family="text">
      <style:text-properties style:font-name="Times-Roman" fo:font-weight="bold" style:font-name-asian="Times-Roman" style:font-weight-asian="bold" style:font-name-complex="Times-Roman" style:font-weight-complex="bold"/>
    </style:style>
    <style:style style:name="T20" style:family="text">
      <style:text-properties fo:font-size="8.5pt" style:font-size-asian="8.5pt" style:font-size-complex="8.5pt"/>
    </style:style>
    <style:style style:name="T21" style:family="text">
      <style:text-properties style:font-name="Times-Italic" fo:font-size="8.5pt" style:font-name-asian="Times-Italic" style:font-size-asian="8.5pt" style:font-name-complex="Times-Italic" style:font-size-complex="8.5pt"/>
    </style:style>
    <style:style style:name="T22" style:family="text">
      <style:text-properties style:font-name="Times-Italic" style:font-name-asian="Times-Italic" style:font-name-complex="Times-Italic"/>
    </style:style>
    <style:style style:name="T23" style:family="text">
      <style:text-properties fo:font-size="10pt" style:font-size-asian="10pt" style:font-size-complex="10pt"/>
    </style:style>
    <style:style style:name="T24" style:family="text">
      <style:text-properties style:text-line-through-style="solid"/>
    </style:style>
    <style:style style:name="T25" style:family="text">
      <style:text-properties style:text-line-through-style="solid" fo:background-color="#23ff23"/>
    </style:style>
    <style:style style:name="T26" style:family="text">
      <style:text-properties style:use-window-font-color="true"/>
    </style:style>
    <style:style style:name="T27" style:family="text">
      <style:text-properties style:use-window-font-color="true" fo:background-color="transparent"/>
    </style:style>
    <style:style style:name="T28" style:family="text">
      <style:text-properties fo:background-color="transparent"/>
    </style:style>
    <style:style style:name="T29" style:family="text">
      <style:text-properties fo:background-color="#9999cc"/>
    </style:style>
    <style:style style:name="T30" style:family="text">
      <style:text-properties style:font-name="Myriad Roman" fo:font-size="10pt" style:text-underline-style="none" fo:font-weight="normal" style:font-weight-asian="normal" style:font-weight-complex="normal"/>
    </style:style>
    <style:style style:name="T31" style:family="text">
      <style:text-properties fo:font-style="italic"/>
    </style:style>
    <style:style style:name="T32" style:family="text">
      <style:text-properties fo:font-style="italic" fo:background-color="#23ff23"/>
    </style:style>
    <style:style style:name="T33" style:family="text">
      <style:text-properties fo:font-style="italic" fo:background-color="transparent"/>
    </style:style>
    <style:style style:name="T34" style:family="text">
      <style:text-properties style:font-name="Liberation Serif" fo:font-size="10pt" style:font-size-asian="10pt" style:font-size-complex="10pt"/>
    </style:style>
    <style:style style:name="T35" style:family="text">
      <style:text-properties style:font-name="Liberation Serif" fo:font-size="11pt" style:font-size-asian="11pt" style:font-size-complex="11pt"/>
    </style:style>
    <style:style style:name="T36" style:family="text">
      <style:text-properties style:font-name="Liberation Serif" fo:font-size="12pt" style:font-size-asian="12pt" style:font-size-complex="12pt"/>
    </style:style>
    <style:style style:name="T37" style:family="text">
      <style:text-properties style:font-name="Liberation Serif" fo:font-size="12pt" fo:font-weight="bold" style:font-size-asian="12pt" style:font-weight-asian="bold" style:font-size-complex="12pt" style:font-weight-complex="bold"/>
    </style:style>
    <style:style style:name="T38" style:family="text">
      <style:text-properties style:text-underline-style="solid" style:text-underline-width="auto" style:text-underline-color="font-color"/>
    </style:style>
    <style:style style:name="T39" style:family="text">
      <style:text-properties style:font-weight-asian="bold"/>
    </style:style>
    <style:style style:name="T40" style:family="text">
      <style:text-properties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3" text:is-list-header="true"><text:bookmark text:name="Bibliography"/>Bibliography</text:h>
      <text:p text:style-name="Text_20_body"/>
      <text:p text:style-name="P43">Virtual Reality</text:p>
      <text:p text:style-name="Text_20_body">Para poner referencias cuando se hable sobre RV o dispositivos:</text:p>
      <text:list xml:id="list348745264" text:style-name="L1">
        <text:list-item>
          <text:p text:style-name="P12"><text:bookmark text:name="btAsinTitle"/><text:span text:style-name="T29">Grigore C. Burdea and Philippe Coiffet. Virtual Reality Technology, Second Edition. Wiley-IEEE Press; 2003. </text:span><text:s text:c="2"/><text:span text:style-name="T4">RAFA: Este libro es bastante conocido. Buena referencia</text:span>.<text:line-break/><text:tab/>- Coverage on input and output interfaces including touch and force feedback </text:p>
          <text:list text:style-name="L2">
            <text:list-header>
              <text:p text:style-name="P50">- Computing architecture (with emphasis on the rendering pipeline and task distribution) </text:p>
              <text:p text:style-name="P50">- Object modeling (including physical and behavioral aspects) </text:p>
              <text:p text:style-name="P50">- Programming for virtual reality </text:p>
              <text:p text:style-name="P50">- An in-depth look at human factors issues, user performance, and </text:p>
              <text:p text:style-name="P50">- sensorial conflict aspects of VR </text:p>
              <text:p text:style-name="P13">- Traditional and emerging VR applications</text:p>
            </text:list-header>
          </text:list>
        </text:list-item>
        <text:list-item>
          <text:p text:style-name="P12"><text:span text:style-name="T29">William R. Sherman and Alan Craig. Understanding virtual reality : interface, application, and design. Morgan Kaufmann, ISBN:1-55860-353-0 , 2003.</text:span> <text:s text:c="3"/><text:span text:style-name="T5">recommended BY RAFA<text:line-break/></text:span><text:span text:style-name="T28">Understanding Virtual Reality" is the definitive, authoritative, and exhausive exploration of the field by two insiders and practioners, Sherman and Craig. Virtual reality, a uniquely viewer-centric, large field-of-view, dynamic display technology has evolved over the past decade in many physical formats, driven by many software applications using a variety of operating systems, computers, and specialized libraries. Sherman and Craig capture them all in this substantial volume.</text:span></text:p>
          <text:p text:style-name="P12"/>
        </text:list-item>
        <text:list-item>
          <text:p text:style-name="P20">Vincent Hayward, Oliver R. Astley, Manuel Cruz-Hernandez, Danny Grant and Gabriel Robles-De-La-Torre. Haptic interfaces and devices. Sensor Review. 24(1), pp. 16–29 (2004). <text:line-break/><text:span text:style-name="T4">RAFA: No lo conozco. No sé si es muy relevante. <text:s/><text:line-break/></text:span><text:span text:style-name="T5">JAVI: LOS DISPOSITIVOS Q SALEN SON UN POCO ANTIGUOS</text:span><text:span text:style-name="T4"><text:line-break/></text:span>Haptic interfaces enable person-machine communication through touch, and most commonly, in response to user movements. We comment on a distinct property of haptic interfaces, that of providing for simultaneous information exchange between a user and a machine. We also comment on the fact that, like other kinds of displays, they can take advantage of both the strengths and the limitations of human perception. The paper then proceeds with a description of the components and the modus operandi of haptic interfaces, followed by a list of current and prospective applications and a discussion of a cross-section of current device designs.</text:p>
        </text:list-item>
        <text:list-item>
          <text:p text:style-name="P12"><text:span text:style-name="T24">Robles-De-La-Torre G. The Importance of the Sense of Touch in Virtual and Real Environments. IEEE Multimedia 13(3), Special issue on Haptic User Interfaces for Multimedia Systems, pp. 24–30 (2006).</text:span><text:span text:style-name="T25">RAFA: No lo conozco. No sé si es muy relevante.</text:span><text:span text:style-name="T4"><text:line-break/></text:span></text:p>
        </text:list-item>
        <text:list-item>
          <text:p text:style-name="P20"><text:span text:style-name="T27">Stanney, Kay. Handbook of Virtual Environments: Design, Implementation, and Applications. Lawrence Erlbaum Associates, Inc., Mahwah, New Jersey (2002)</text:span><text:span text:style-name="T28"> </text:span><text:span text:style-name="T4">RAFA: Este no lo conozco<text:line-break/></text:span>This <text:span text:style-name="T31">Handbook,</text:span> with contributions from leading experts in the field, provides a comprehensive, state-of-the-art account of virtual environments (VE). It serves as an invaluable source of reference for practitioners, researchers, and students in this rapidly evolving discipline. It also provides practitioners with a reference source to guide their development efforts and addresses technology concerns, as well as the social and business implications with which those associated with the technology are likely to grapple. While each chapter has a strong theoretical foundation, practical implications are derived and illustrated via the many tables and figures presented throughout the book.</text:p>
        </text:list-item>
      </text:list>
      <text:p text:style-name="P5"/>
      <text:p text:style-name="P5"/>
      <text:p text:style-name="P41">Games</text:p>
      <text:p text:style-name="P3">Para poner algunas citas cuando se hable de juegos, mundos virtuales (tb son juegos), etc.</text:p>
      <text:p text:style-name="P4"><text:s/>RAFA: Sobre libros de juegos le preguntaré a Carlos y Fidel cuáles son los principales</text:p>
      <text:p text:style-name="P3"/>
      <text:list xml:id="list1450725277" text:style-name="L3">
        <text:list-item text:start-value="1">
          <text:p text:style-name="P21"><text:bookmark text:name="btAsinTitle1"/>Jesse Schell. The Art of Game Design: A book of lenses. Morgan Kaufmann, 2008<text:line-break/>The fundamentals of designing classic games from one of the world's top designers. </text:p>
        </text:list-item>
        <text:list-item>
          <text:h text:style-name="P26" text:outline-level="1"><text:bookmark text:name="btAsinTitle2"/><text:span text:style-name="T29">Jeannie Novak. Game Development Essentials: An Introduction. Delmar Cengage Learning; 2 edition (August 9, 2007)</text:span><text:line-break/>Offers a thorough and insightful introduction to the game development industry, with industry updates that will keep readers current and well-prepared for a career in the field. The book begins with a highly informative chapter on the evolution of game development, providing a historical context for later chapters, and moves on to examine content creation and the concepts behind the development of story, character, environment, level design, user interface, and sound. With the same engaging writing style and examples that made the first edition so popular, this new edition features expanded coverage of today's hottest topics - such as next-generation platforms (Xbox 360, PS3, and Wii), level design, interface design, project management, serious games, game accessibility, and <text:span text:style-name="T13">online social networks</text:span>. New game-related technology, development techniques, and the latest research in the field make this an invaluable resource for anyone entering the exciting, competitive, ever-changing world of game development.</text:h>
        </text:list-item>
      </text:list>
      <text:p text:style-name="P7"/>
      <text:p text:style-name="P8">CARLOS:</text:p>
      <text:list xml:id="list919678452" text:style-name="L8">
        <text:list-item>
          <text:p text:style-name="P42"><text:span text:style-name="T7">Core techniques and algorithms in game programming Autor(es):SÁNCHEZ-CRESPO DALMAU, Daniel Edición:Indianapolis : New Riders, 2004. ISBN:0-13-102009-9 </text:span><text:span text:style-name="T6"><text:line-break/>To even try to keep pace with the rapid evolution of game development, you need a strong foundation in core programming techniques-not a hefty volume on one narrow topic or one that devotes itself to API-specific implementations. Finally, there's a guide that delivers! As a professor at the Spanish university that offered that country's first master's degree in video game creation, author </text:span><text:span text:style-name="T8">Daniel Sanchez-Crespo</text:span><text:span text:style-name="T6"> recognizes that there's a core programming curriculum every game designer should be well versed in-and he's outlined it in these pages! By focusing on time-tested coding techniques-and providing code samples that use C++, and the OpenGL and DirectX APIs-</text:span><text:span text:style-name="T8">Daniel</text:span><text:span text:style-name="T6"> has produced a guide whose shelf life will extend long beyond the latest industry trend. Code design, data structures, design patterns, AI, scripting engines, 3D pipelines, texture mapping, and more: They're all covered here-in clear, coherent fashion and with a focus on the essentials that will have you referring back to this volume for years to come.<text:line-break/>http://gamealgorithms.tar.hu/</text:span></text:p>
        </text:list-item>
        <text:list-item>
          <text:p text:style-name="P42"><text:span text:style-name="T24">Tricks of the Windows game programming gurus </text:span><text:a xlink:type="simple" xlink:href="http://cv1.cpd.ua.es/consplanesestudio/cvFichaAsi.asp?wCodEst=B203&amp;wcodasi=9205&amp;wLengua=C&amp;scaca=2009-10#Revisat" office:target-frame-name="_blank" xlink:show="new"><text:span text:style-name="T24">(*1)</text:span></text:a><text:span text:style-name="T24"> Autor(es):LAMOTHE, André Edición:Indianapolis : Sams, 2002. ISBN:0-672-32369-9</text:span></text:p>
        </text:list-item>
      </text:list>
      <text:p text:style-name="P37"/>
      <text:p text:style-name="P5"/>
      <text:p text:style-name="P5"/>
      <text:p text:style-name="Text_20_body"/>
      <text:p text:style-name="P6">Virtual World definition languages</text:p>
      <text:p text:style-name="P17">Para añadir párrafo (al final del background) sobre lenguajes de definición de mundos virtuales. Pondré los posibles lenguajes, y que estos solo describen una escena que después será generada por el sistema gráfico. Estos lenguajes se diferencian de nuestra propuesta en el sentido de que: no son gramáticas sino lenguajes de modelado, no son evolutivos, no describen todo el sistema de forma integrada (sino solo la parte gráfica), no se separan en módulos reusables, no se puede describir ni la física, ni la IA, ni la forma de reaccionar a eventos, etc. Por lo que estos se podrían entender como solo una parte de la gramática propuesta: la descripción gráfica de los objetos de la escena.</text:p>
      <text:p text:style-name="P2"/>
      <text:p text:style-name="P2"/>
      <text:list xml:id="list587954687" text:continue-list="list1450725277" text:style-name="L3">
        <text:list-item text:start-value="1">
          <text:p text:style-name="P15"><text:span text:style-name="T2">Bartle, Richard A., Designing virtual worlds. New Riders Pub, 2004 <text:s text:c="5"/></text:span>RAFA: No lo conozco, pero no parece muy relevante<text:line-break/><text:span text:style-name="T33">Designing Virtual Worlds</text:span><text:span text:style-name="T28"> is the most comprehensive treatment of virtual world design to-date from one of the true pioneers and most sought-after design consultants. It's a tour de force of VW design, stunning in intellectual scope, spanning the literary,economic, sociological, psychological, physical, technological, and ethicalunderpinnings of design, while providing the reader with a deep, well-grounded understanding of VW design principles. It covers everything from MUDs to MOOs to MMORPGs, from text-based to graphical Vws.<text:line-break/></text:span><text:span text:style-name="T33">Designing Virtual Worlds</text:span><text:span text:style-name="T28"> brings a rich, well-developed approach to the designconcepts behind virtual worlds. It is grounded in the earliest approaches to such designs, but the examples discussed in the book </text:span>run the gamut from the earliest MUDs to the present-day MMORPG games mentioned above. It teaches the reader the actual, underlying design principles that many designers do not understand when they borrow or build from previous games. There is no other design book on the market in the area of online games and virtual worlds that provides the rich detail, historical context, and conceptual depth of Designing Virtual Worlds.</text:p>
          <text:p text:style-name="P16"/>
        </text:list-item>
        <text:list-item>
          <text:p text:style-name="P15"><text:bookmark text:name="CITEREFMennecke2008"/><text:span text:style-name="T24">Mennecke, Brian E. Second Life and other Virtual Worlds: A Roadmap for Research, Communications of the AIS, Volume 20, Article 20. (2008)<text:line-break/>Virtual worlds like Second Life are becoming important tools for, among other activities, socialization, social networking, entertainment, collaboration, and business development. These environments offer information systems researchers a unique opportunity to study how these environments are built and managed by operators, how they are used and misused by users, and the impact that they have on users, communities, organizations, and societies at large. This panel is designed to introduce the information systems community to this topic. We have assembled both academic and practitioners involved in building, managing, and using virtual worlds to discuss a roadmap for research on virtual worlds. </text:span><text:span text:style-name="T2"><text:line-break/></text:span></text:p>
        </text:list-item>
        <text:list-item>
          <text:p text:style-name="P16">Modeling Languages: </text:p>
          <text:p text:style-name="P18"/>
        </text:list-item>
      </text:list>
      <text:list xml:id="list174033472" text:style-name="L4">
        <text:list-item>
          <text:p text:style-name="P44">3DMLW — 3D Markup Language for Web </text:p>
        </text:list-item>
        <text:list-item>
          <text:p text:style-name="P44">COLLADA — managed by the Khronos Group </text:p>
        </text:list-item>
        <text:list-item>
          <text:p text:style-name="P44">O3D — developed by Google <text:s text:c="2"/>http://code.google.com/apis/o3d/ <text:s/></text:p>
        </text:list-item>
        <text:list-item>
          <text:p text:style-name="P44">U3D — Ecma International standard ECMA-363 <text:s text:c="6"/></text:p>
        </text:list-item>
        <text:list-item>
          <text:p text:style-name="P44">X3D — successor of VRML <text:s text:c="11"/>http://en.wikipedia.org/wiki/X3D</text:p>
        </text:list-item>
        <text:list-item>
          <text:p text:style-name="P44">VRML <text:s text:c="43"/>http://en.wikipedia.org/wiki/VRML</text:p>
        </text:list-item>
        <text:list-item>
          <text:p text:style-name="P44">3DF, 3DS o DXF ? <text:s text:c="3"/>3D Graphics formats ?</text:p>
          <text:p text:style-name="P33"/>
        </text:list-item>
      </text:list>
      <text:p text:style-name="Text_20_body"><text:span text:style-name="T29">VRML (Virtual Reality Modeling Language) is a standard file format for representing 3D interactive vector graphics, designed particularly with the World Wide Web in mind. It has been superseded by X3D, which is the current ISO standard XML-based file format for representing 3D computer graphics. The syntax of VRML / X3D provide a tool for the modeling of 3D worlds that are functional and interactive and that can, ultimately, be transferred into fully immersive viewing systems.</text:span><text:span text:style-name="T2"><text:line-break/></text:span></text:p>
      <text:list xml:id="list1661770143" text:continue-numbering="true" text:style-name="L4">
        <text:list-item>
          <text:p text:style-name="P28"><text:span text:style-name="T2">RAFA: Podrían estudiarse los motores gráficos como OGRE, que no son sólo lenguajes de modelado</text:span></text:p>
        </text:list-item>
      </text:list>
      <text:p text:style-name="P34">Si quieres podría añadir, en el trozo que voy a añadir al final del background, que:<text:line-break/>"en los motores gráficos mencionados anteriormente, como OGRE [16] o VTK [17], también se utilizan lenguajes de modelado para la descripción de la escena, que internamente son codificados en forma de tree data structure. Sin embargo, estos lenguajes también se ven limitados a la descripción de la escena, teniendo las mismas restricciones comentadas."</text:p>
      <text:p text:style-name="P9"/>
      <text:p text:style-name="P9"/>
      <text:p text:style-name="P30">PROCEDURAL MODELING:</text:p>
      <text:p text:style-name="Text_20_body"><text:span text:style-name="T12">Procedural modeling</text:span> is an umbrella term for a number of techniques in <text:a xlink:type="simple" xlink:href="http://en.wikipedia.org/wiki/Computer_graphics">computer graphics</text:a> to create <text:a xlink:type="simple" xlink:href="http://en.wikipedia.org/wiki/3D_models">3D models</text:a> and <text:a xlink:type="simple" xlink:href="http://en.wikipedia.org/wiki/Texture_mapping">textures</text:a> from sets of rules. <text:a xlink:type="simple" xlink:href="http://en.wikipedia.org/wiki/L-System">L-Systems</text:a>, <text:a xlink:type="simple" xlink:href="http://en.wikipedia.org/wiki/Fractal">fractals</text:a>, and <text:a xlink:type="simple" xlink:href="http://en.wikipedia.org/wiki/Generative_Modelling_Language">generative modeling</text:a> are procedural modeling techniques since they apply <text:a xlink:type="simple" xlink:href="http://en.wikipedia.org/wiki/Algorithm">algorithms</text:a> for producing scenes. The set of rules may either be embedded into the algorithm, configurable by parameters, or the set of rules is separate from the evaluation engine.</text:p>
      <text:p text:style-name="Text_20_body">Although all modeling techniques on a computer require algorithms to manage and store data at some point, procedural modeling focuses on creating a model from a rule set, rather than editing the model via user input. Procedural modeling is often applied when it would be too cumbersome to create a <text:a xlink:type="simple" xlink:href="http://en.wikipedia.org/wiki/3D_model">3D model</text:a> using generic <text:a xlink:type="simple" xlink:href="http://en.wikipedia.org/wiki/3D_modeler">3D modelers</text:a>, or when more specialized tools are required. This is often the case for plants, architecture or landscapes.</text:p>
      <text:p text:style-name="P39"/>
      <text:list xml:id="list360386746" text:style-name="L6">
        <text:list-item>
          <text:p text:style-name="P24">Yoav I H Parish and Pascal Müller. Procedural Modeling of Cities. ACM SIGGRAPH 2001, 12-17 August 2001, Los Angeles, CA, USA<text:line-break/>Visual modeling of large, complex systems has a long tradition in computer graphics. Most of these approaches address the appearance of natural phenomena. Much of the appeal of such renderings lies in the possibility to depict the complexity of large-scale systems, which are composed of simpler elements. Some of these systems include: the simulation of erosion [23], particle based forests [28] and cloud modeling [25]. Grammar-based generation of models (especially L-systems) are employed in computer graphics mainly to create plant geometry [26]. L-systems have evolved into very sophisticated and powerful tools [20, 27] and have been extensively used in the modeling of plant ecosystems described in [8].<text:line-break/>[23] F.K. Musgrave, C.E. Kolb and R.S. Mace. The Synthesis and Rendering of Eroded Fractal Terrains, In SIGGRAPH 89 Proceedings, pp. 41-50, July 1990.<text:line-break/>[28] W.T. Reeves and R. Blau. Approximate and Probabilistic Algorithms for Shading and Rendering Structured Particle Systems. Computer Graphics (SIGGRAPH 85 Proceedings), 19(3): 313-322, 1985.<text:line-break/>[25] K. Perlin. An Image Synthesizer. Computer Graphics (SIGGRAPH 85 Proceedings), 19(3): 287-296, 1985.<text:line-break/>[26] P. Prusinkiewicz and A. Lindenmayer. The algorithmic beauty of plants, Springer, 1990.<text:line-break/>[20] R. Mech and P. Prusinkiewicz. Visual Models of Plants Interacting with Their Environment. In SIGGRAPH 96 Conference Proceedings, pages 397-410, August 1996.<text:line-break/>[27] P. Prusinkiewicz, M. James and R. Mech. Synthetic Topiary. In SIGGRAPH 94 Conference Proceedings, pages 351-358, July 1994.<text:line-break/>[8] O. Deussen, P. Hanrahan, B. Lintermann, R. Mech, M. Pharr and P. Prusinkiewicz. Realistic Modeling and Rendering of Plant Ecosystems. In SIGGRAPH 98 Conference Proceedings, pages 275-286, August 1998.<text:line-break/></text:p>
        </text:list-item>
        <text:list-item>
          <text:p text:style-name="P24">Pascal Müller, Peter Wonka, Simon Haegler, Andreas Ulmer and Luc Van Gool. Procedural Modeling of Buildings<text:line-break/>The idea of modeling urban environments using <text:span text:style-name="T13">shape grammars</text:span>.<text:line-break/>In this paper we will employ procedural modeling using shape grammars</text:p>
          <text:p text:style-name="P40"/>
        </text:list-item>
      </text:list>
      <text:p text:style-name="Text_20_body">Shape grammars in comput<text:span text:style-name="T2">ation are a specific class of </text:span><text:a xlink:type="simple" xlink:href="http://en.wikipedia.org/wiki/Production_system">production systems</text:a><text:span text:style-name="T2"> that generate geometric shapes. With shape grammars, forms can be created that are not stored in the computer previously. Shape grammars have been studied in particular in </text:span><text:a xlink:type="simple" xlink:href="http://en.wikipedia.org/wiki/Computer-aided_architectural_design">computer-aided architectural design</text:a><text:span text:style-name="T2">, as they provide a formalism to create new designs. The foundation of shape grammars in architectural design have been defined in a seminal article by George Stiny and James Gips in 1971.</text:span></text:p>
      <text:p text:style-name="P9"/>
      <text:p text:style-name="P2"/>
      <text:p text:style-name="P7"/>
      <text:p text:style-name="P6">Procedural Geometry: L-Systems (or L-grammars)</text:p>
      <text:p text:style-name="Text_20_body">A graftal or L-system is a formal grammar used in computer graphics to recursively define branching tree and plant shapes in a compact format. The shape is defined by a string of symbols constructed by a graftal grammar. A graftal grammar consists of an alphabet of symbols that can be used in the strings, a set of production rules which translate each symbol into a non-empty string of symbols, and an axiom from which to begin construction.</text:p>
      <text:p text:style-name="Text_20_body">An L-system or Lindenmayer system is a parallel rewriting system, namely a variant of a formal grammar, most famously used to model the growth processes of plant development, but also able to model the morphology of a variety of organisms. [<text:span text:style-name="T13">1</text:span>] L-systems can also be used to generate self-similar fractals such as iterated function systems. L-systems were introduced and developed in 1968 by the Hungarian theoretical biologist and botanist from the University of Utrecht, Aristid Lindenmayer (1925-1989).</text:p>
      <text:p text:style-name="Text_20_body"/>
      <text:list xml:id="list906783347" text:style-name="L5">
        <text:list-item>
          <text:p text:style-name="P29">Prusinkiewicz, Przemyslaw; Lindenmayer, Aristid (1990). The Algorithmic Beauty of Plants. Springer-Verlag. ISBN 978-0387972978. </text:p>
        </text:list-item>
        <text:list-item>
          <text:p text:style-name="P29">Przemyslaw Prusinkiewicz and Lila Kari. Subapical bracketed L-systems. In J. Cuny, H. Ehrig, G. Engles, and G. Rozenberg, editors, Grammars and their Application to Computer Science, Lecture Notes in Computer Science 1073, pp. 550-564. 1994</text:p>
        </text:list-item>
        <text:list-item>
          <text:p text:style-name="P29">Grzegorz Rozenberg, Arto Salomaa. Lindenmayer systems: impacts on theoretical computer science, computer graphics, and developmental biology. Springer-Verlag, 1992. ISBN: 0387553207</text:p>
        </text:list-item>
        <text:list-item>
          <text:p text:style-name="P29">Stelios Manousakis. Musical L-Systems. Master’s Thesis – Sonology. The Royal Conservatory, The Hague. 2006<text:line-break/>Musical L-systems: Theory and applications about using L-systems to generate musical structures, from waveforms to macro-forms.<text:line-break/>This dissertation presents an extensive framework for designing Lindenmayer systems that generate musical structures. The algorithm is a recursive, biologically inspired string rewriting system in the form of a formal grammar, which can be used in a variety of different fields. The various sub-categories of L-systems are presented, following a review of the musical applications by other reaserchers. A new model for musical Lsystems is shown, based on the author’ s implementation in Max/MSP/Jitter. The focus is on the musical interpretation and mapping of the generated data for electronic music, as well as in expanding the basic model to include various types of control schemata. Some compositional strategies are suggested for generating musical structures from the macrolevel to the sample level, supported by a number of audio examples.</text:p>
        </text:list-item>
        <text:list-item>
          <text:p text:style-name="P29">Wen Wang, Xueqiang Ma, Hong Liu, "A Computer _aided Harmonious Architecture Design Method Based on Fractals," icnc, vol. 7, pp.323-326, 2008 Fourth International Conference on Natural Computation, 2008<text:line-break/>Lindenmayer Systems in Architecture <text:line-break/>In this study, we develop a new computational design method, which relies on fractal dimensions and features of an existing architectural pattern, and it is also a generative design approach that supports creativity in the generation of new forms. In this way environmental designing will be in harmony with nature when it uses fractal dimensions.</text:p>
        </text:list-item>
      </text:list>
      <text:p text:style-name="Text_20_body"/>
      <text:p text:style-name="Text_20_body">Parecidos: uso de una gramática, es un sistema evolutivo.</text:p>
      <text:p text:style-name="Text_20_body">Diferencias: solo se usa para la parte visual, no especifica física, AI, ni interacción. </text:p>
      <text:p text:style-name="Text_20_body">Como se ve en 4 y 5 estas gramáticas tienen otros usos, pero de forma muy límitada, en la descripción de otro tipo de sistemas.</text:p>
      <text:p text:style-name="P10">RAFA: De esta parte no puedo orientar en cuanto bibliografía, pero parece fundamental que se incluya algo. </text:p>
      <text:p text:style-name="P10"/>
      <text:p text:style-name="P45">Grammars</text:p>
      <text:p text:style-name="P46">Referencias sobre gramáticas, para poner, junto con el apartado anterior, algunos de los posibles usos que tienen, y destacar luego las diferencias.</text:p>
      <text:list xml:id="list1520002485" text:continue-list="list906783347" text:style-name="L5">
        <text:list-item text:start-value="1">
          <text:p text:style-name="P47">Gheorghe Pǎun, Arto Salomaa. Grammatical Models of Multi-agent Systems, CRC Press, 1999, ISBN: 9056991779<text:line-break/>Containing contributions from both theoretical computer scientists and people working in areas where multi-agent architectures are involved (artificial intelligence, artificial life, linguistics, managing complex systems), this book presents both theoretical developments and applications of grammar systems of various types (cooperating distributed grammar systems, eco-grammar). A survey of notions and results in grammar system theory is included.This book, the first one of its type, is of interest to researchers faced with complex systems which can be approached at a "syntactic" level (as symbol manipulating systems), as a distributed structure, as well as for computer scientists and mathematicians interested in grammar systems theory, who can find here both basic references, recent developments and suggestions for further research and applications.</text:p>
        </text:list-item>
        <text:list-item>
          <text:p text:style-name="P47">E. Csuhaj-Varjú, Jürgen Dassow, Jozef Kelemen and Gheorghe Pǎun. Grammar systems: a grammatical approach to distribution and cooperation. Gordon and Breach Science Publishers, 1994<text:line-break/>This book investigates two major systems: firstly, cooperating distributed grammar systems, where the grammars work on one common sequential form and the cooperation is realized by the control of the sequence of active grammars; secondly, parallel communicating grammar systems, where each grammar works on its own sequential form and cooperation is done by means of communicating between grammars. The investigation concerns hierarchies with respect to different variants of cooperation, relations with classical formal language theory, syntactic parameters such as the number of components and their size, power of synchronization, and general notions generated from artificial intelligence.</text:p>
        </text:list-item>
        <text:list-item>
          <text:p text:style-name="P47">H. Common, M. Dauchet, R. Gilleron, F. Jacquemard, D. Lugiez, S. Tison, M. Tommasi, Tree automata techniques and applications, Draft book; available electronically on http://www.grappa.univ-lille3.fr/tata, 2002. <text:line-break/>Recognizable Tree Languages and Finite Tree Automata; <text:tab/>Regular Grammars and Regular expressions;<text:tab/><text:tab/>Logic, Automata and Relations; <text:tab/>Automata with Constraints;<text:tab/>Tree Set Automata;<text:tab/>Tree Transducers;<text:tab/>Alternating Tree Automata;<text:tab/>Automata for Unranked trees.</text:p>
        </text:list-item>
      </text:list>
      <text:p text:style-name="P19"/>
      <text:p text:style-name="P48">RAFA: En el tema de gramáticas no me metería mucho si no están relacionadas con temas de RV o juegos. Eso quedará para trabajos posteriores.</text:p>
      <text:p text:style-name="Text_20_body"/>
      <text:p text:style-name="Text_20_body"/>
      <text:p text:style-name="Text_20_body"/>
      <text:p text:style-name="Text_20_body"/>
      <text:p text:style-name="P31"/>
      <text:p text:style-name="P11"/>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WTLRN+CMSY10" svg:font-family="DWTLRN+CMSY10"/>
    <style:font-face style:name="Myriad Roman" svg:font-family="'Myriad Roman', Arial, Helvetica, Sans-serif"/>
    <style:font-face style:name="OpenSymbol" svg:font-family="OpenSymbol"/>
    <style:font-face style:name="Times New Roman" svg:font-family="'Times New Roman'"/>
    <style:font-face style:name="Times-Italic" svg:font-family="Times-Italic" style:font-family-generic="roman"/>
    <style:font-face style:name="Times-Roman" svg:font-family="Times-Roman" style:font-family-generic="roman"/>
    <style:font-face style:name="Helvetica" svg:font-family="Helvetica" style:font-family-generic="swiss"/>
    <style:font-face style:name="Helvetica-Bold" svg:font-family="Helvetica-Bol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class="text" style:default-outline-level="3">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1" style:display-name="Heading 1" style:family="paragraph" style:parent-style-name="Heading" style:next-style-name="Text_20_body" style:class="text" style:default-outline-level="1">
      <style:text-properties style:font-name="Liberation Serif" fo:font-size="24pt" fo:font-weight="bold" style:font-name-asian="DejaVu Sans" style:font-size-asian="24pt" style:font-weight-asian="bold" style:font-name-complex="DejaVu San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8T13:43:09</meta:creation-date>
    <dc:date>2009-10-23T15:24:18</dc:date>
    <meta:editing-duration>PT08H14M28S</meta:editing-duration>
    <meta:editing-cycles>33</meta:editing-cycles>
    <meta:generator>OpenOffice.org/3.0$Linux OpenOffice.org_project/300m15$Build-9379</meta:generator>
    <meta:document-statistic meta:table-count="0" meta:image-count="0" meta:object-count="0" meta:page-count="1" meta:paragraph-count="61" meta:word-count="2989" meta:character-count="20133"/>
    <meta:user-defined meta:name="Info 1"/>
    <meta:user-defined meta:name="Info 2"/>
    <meta:user-defined meta:name="Info 3"/>
    <meta:user-defined meta:name="Info 4"/>
  </office:meta>
</office:document-meta>
</file>